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A" table:style-name="ce1">
            <text:p>A</text:p>
          </table:table-cell>
          <table:table-cell office:value-type="string" office:value="B" table:style-name="ce1">
            <text:p>B</text:p>
          </table:table-cell>
          <table:table-cell office:value-type="string" office:value="C" table:style-name="ce1">
            <text:p>C</text:p>
          </table:table-cell>
          <table:table-cell office:value-type="string" office:value="D" table:style-name="ce1">
            <text:p>D</text:p>
          </table:table-cell>
          <table:table-cell office:value-type="string" office:value="AB" table:style-name="ce1">
            <text:p>AB</text:p>
          </table:table-cell>
          <table:table-cell office:value-type="string" office:value="AC" table:style-name="ce1">
            <text:p>AC</text:p>
          </table:table-cell>
          <table:table-cell office:value-type="string" office:value="AD" table:style-name="ce1">
            <text:p>AD</text:p>
          </table:table-cell>
          <table:table-cell office:value-type="string" office:value="BC" table:style-name="ce1">
            <text:p>BC</text:p>
          </table:table-cell>
          <table:table-cell office:value-type="string" office:value="BD" table:style-name="ce1">
            <text:p>BD</text:p>
          </table:table-cell>
          <table:table-cell office:value-type="string" office:value="CD" table:style-name="ce1">
            <text:p>CD</text:p>
          </table:table-cell>
          <table:table-cell office:value-type="string" office:value="ABC" table:style-name="ce1">
            <text:p>ABC</text:p>
          </table:table-cell>
          <table:table-cell office:value-type="string" office:value="ABD" table:style-name="ce1">
            <text:p>ABD</text:p>
          </table:table-cell>
          <table:table-cell office:value-type="string" office:value="ACD" table:style-name="ce1">
            <text:p>ACD</text:p>
          </table:table-cell>
          <table:table-cell office:value-type="string" office:value="BCD" table:style-name="ce1">
            <text:p>BCD</text:p>
          </table:table-cell>
          <table:table-cell office:value-type="string" office:value="ABCD" table:style-name="ce1">
            <text:p>ABCD</text:p>
          </table:table-cell>
          <table:table-cell office:value-type="string" office:value="y" table:style-name="ce1">
            <text:p>y</text:p>
          </table:table-cell>
          <table:table-cell office:value-type="string" office:value="sd" table:style-name="ce1">
            <text:p>sd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76" table:style-name="ce1">
            <text:p>0.76</text:p>
          </table:table-cell>
          <table:table-cell office:value-type="string" office:value="0.05" table:style-name="ce1">
            <text:p>0.05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7" table:style-name="ce1">
            <text:p>0.77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82" table:style-name="ce1">
            <text:p>0.82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8" table:style-name="ce1">
            <text:p>0.78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78" table:style-name="ce1">
            <text:p>0.78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7" table:style-name="ce1">
            <text:p>0.77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82" table:style-name="ce1">
            <text:p>0.82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7" table:style-name="ce1">
            <text:p>0.77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82" table:style-name="ce1">
            <text:p>0.82</text:p>
          </table:table-cell>
          <table:table-cell office:value-type="string" office:value="0.06" table:style-name="ce1">
            <text:p>0.06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76" table:style-name="ce1">
            <text:p>0.76</text:p>
          </table:table-cell>
          <table:table-cell office:value-type="string" office:value="0.04" table:style-name="ce1">
            <text:p>0.04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91" table:style-name="ce1">
            <text:p>0.91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91" table:style-name="ce1">
            <text:p>0.91</text:p>
          </table:table-cell>
          <table:table-cell office:value-type="string" office:value="0.01" table:style-name="ce1">
            <text:p>0.01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0.83" table:style-name="ce1">
            <text:p>0.83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0.77" table:style-name="ce1">
            <text:p>0.77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-1" table:style-name="ce1">
            <text:p>-1</text:p>
          </table:table-cell>
          <table:table-cell office:value-type="string" office:value="1" table:style-name="ce1">
            <text:p>1</text:p>
          </table:table-cell>
          <table:table-cell office:value-type="string" office:value="-1" table:style-name="ce1">
            <text:p>-1</text:p>
          </table:table-cell>
          <table:table-cell office:value-type="string" office:value="0.89" table:style-name="ce1">
            <text:p>0.89</text:p>
          </table:table-cell>
          <table:table-cell office:value-type="string" office:value="0.03" table:style-name="ce1">
            <text:p>0.03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1" table:style-name="ce1">
            <text:p>1</text:p>
          </table:table-cell>
          <table:table-cell office:value-type="string" office:value="0.91" table:style-name="ce1">
            <text:p>0.91</text:p>
          </table:table-cell>
          <table:table-cell office:value-type="string" office:value="0.02" table:style-name="ce1">
            <text:p>0.02</text:p>
          </table:table-cell>
        </table:table-row>
        <table:table-row>
          <table:table-cell office:value-type="string" office:value="-0.01" table:style-name="ce1">
            <text:p>-0.01</text:p>
          </table:table-cell>
          <table:table-cell office:value-type="string" office:value="0.03" table:style-name="ce1">
            <text:p>0.03</text:p>
          </table:table-cell>
          <table:table-cell office:value-type="string" office:value="0.00" table:style-name="ce1">
            <text:p>0.00</text:p>
          </table:table-cell>
          <table:table-cell office:value-type="string" office:value="0.03" table:style-name="ce1">
            <text:p>0.03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2" table:style-name="ce1">
            <text:p>0.02</text:p>
          </table:table-cell>
          <table:table-cell office:value-type="string" office:value="-0.00" table:style-name="ce1">
            <text:p>-0.00</text:p>
          </table:table-cell>
          <table:table-cell office:value-type="string" office:value="0.00" table:style-name="ce1">
            <text:p>0.00</text:p>
          </table:table-cell>
          <table:table-cell office:value-type="string" office:value="0.01" table:style-name="ce1">
            <text:p>0.01</text:p>
          </table:table-cell>
          <table:table-cell office:value-type="string" office:value="0.00" table:style-name="ce1">
            <text:p>0.00</text:p>
          </table:table-cell>
          <table:table-cell office:value-type="string" office:value="-0.00" table:style-name="ce1">
            <text:p>-0.00</text:p>
          </table:table-cell>
          <table:table-cell office:value-type="string" office:value="0.00" table:style-name="ce1">
            <text:p>0.00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 4.23% " table:style-name="ce1">
            <text:p> 4.23% </text:p>
          </table:table-cell>
          <table:table-cell office:value-type="string" office:value=" 36.58% " table:style-name="ce1">
            <text:p> 36.58% </text:p>
          </table:table-cell>
          <table:table-cell office:value-type="string" office:value=" 0.15% " table:style-name="ce1">
            <text:p> 0.15% </text:p>
          </table:table-cell>
          <table:table-cell office:value-type="string" office:value=" 36.69% " table:style-name="ce1">
            <text:p> 36.69% </text:p>
          </table:table-cell>
          <table:table-cell office:value-type="string" office:value=" 0.24% " table:style-name="ce1">
            <text:p> 0.24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00% " table:style-name="ce1">
            <text:p> 0.00% </text:p>
          </table:table-cell>
          <table:table-cell office:value-type="string" office:value=" 0.62% " table:style-name="ce1">
            <text:p> 0.62% </text:p>
          </table:table-cell>
          <table:table-cell office:value-type="string" office:value=" 14.29% " table:style-name="ce1">
            <text:p> 14.29% </text:p>
          </table:table-cell>
          <table:table-cell office:value-type="string" office:value=" 0.01% " table:style-name="ce1">
            <text:p> 0.01% </text:p>
          </table:table-cell>
          <table:table-cell office:value-type="string" office:value=" 0.01% " table:style-name="ce1">
            <text:p> 0.01% </text:p>
          </table:table-cell>
          <table:table-cell office:value-type="string" office:value=" 6.90% " table:style-name="ce1">
            <text:p> 6.90% </text:p>
          </table:table-cell>
          <table:table-cell office:value-type="string" office:value=" 0.17% " table:style-name="ce1">
            <text:p> 0.17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 0.05% " table:style-name="ce1">
            <text:p> 0.05% 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